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3-04T10:59:12.770033</meta:creation-date>
    <dc:date>2022-03-04T11:01:33.436082</dc:date>
    <meta:generator>http://pypi.python.org/pypi/ezodf/0.1.0$Python3.8.10 (default, Nov 26 2021, 20:14:08) 
[GCC 9.3.0]</meta:generator>
    <meta:document-statistic/>
    <meta:editing-cycles>2</meta:editing-cycles>
  </office:meta>
</office:document-meta>
</file>